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8.01mm" style:rel-column-width="2854*"/>
    </style:style>
    <style:style style:name="Table1.B" style:family="table-column">
      <style:table-column-properties style:column-width="20mm" style:rel-column-width="7129*"/>
    </style:style>
    <style:style style:name="Table1.G" style:family="table-column">
      <style:table-column-properties style:column-width="24.99mm" style:rel-column-width="8908*"/>
    </style:style>
    <style:style style:name="Table1.I" style:family="table-column">
      <style:table-column-properties style:column-width="14.99mm" style:rel-column-width="5343*"/>
    </style:style>
    <style:style style:name="Table1.J" style:family="table-column">
      <style:table-column-properties style:column-width="10.88mm" style:rel-column-width="3877*"/>
    </style:style>
    <style:style style:name="Table1.1" style:family="table-row">
      <style:table-row-properties style:row-height="10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2" style:family="table-row">
      <style:table-row-properties style:row-height="6mm"/>
    </style:style>
    <style:style style:name="Table1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3" style:family="table-row">
      <style:table-row-properties style:row-height="19mm"/>
    </style:style>
    <style:style style:name="Table1.4" style:family="table-row">
      <style:table-row-properties style:row-height="8.11mm"/>
    </style:style>
    <style:style style:name="Table1.A4" style:family="table-cell">
      <style:table-cell-properties style:vertical-align="middle" fo:padding="0mm" fo:border-left="none" fo:border-right="none" fo:border-top="none" fo:border-bottom="0.8pt solid #000000"/>
    </style:style>
    <style:style style:name="Table1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1.A32" style:family="table-cell">
      <style:table-cell-properties style:vertical-align="middle" fo:padding="0mm" fo:border="none"/>
    </style:style>
    <style:style style:name="Table1.B32" style:family="table-cell">
      <style:table-cell-properties style:vertical-align="middle" fo:padding="0mm" fo:border-left="1.6pt solid #000000" fo:border-right="none" fo:border-top="none" fo:border-bottom="none"/>
    </style:style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8pt" fo:font-style="italic" officeooo:rsid="002e89d8" officeooo:paragraph-rsid="002cb750" style:font-size-asian="18pt" style:font-style-asian="italic" style:font-size-complex="18pt" style:font-style-complex="italic" style:text-rotation-angle="0" style:text-rotation-scale="line-height" style:text-scale="100%"/>
    </style:style>
    <style:style style:name="P2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 style:text-rotation-angle="0" style:text-rotation-scale="line-height" style:text-scale="100%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5" style:family="paragraph" style:parent-style-name="Table_20_Contents">
      <style:paragraph-properties fo:line-height="4.9mm" fo:text-align="center" style:justify-single-word="false"/>
      <style:text-properties style:font-name="OpenGost Type B TT1" fo:font-size="16pt" fo:font-style="italic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6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italic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 style:text-rotation-angle="0" style:text-rotation-scale="line-height" style:text-scale="85%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paragraph-rsid="002cb750" style:font-size-asian="14pt" style:font-style-asian="italic" style:font-size-complex="14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425077" officeooo:paragraph-rsid="00425077" style:font-size-asian="12pt" style:font-style-asian="italic" style:font-size-complex="12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425077" officeooo:paragraph-rsid="00425077" style:font-size-asian="19.25pt" style:font-style-asian="italic" style:font-size-complex="22pt" style:font-style-complex="italic"/>
    </style:style>
    <style:style style:name="P16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7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8" style:family="paragraph" style:parent-style-name="Standard" style:master-page-name="">
      <style:paragraph-properties style:page-number="auto" fo:break-after="page"/>
    </style:style>
    <style:style style:name="P19" style:family="paragraph" style:parent-style-name="Standard">
      <style:text-properties officeooo:paragraph-rsid="002cb750"/>
    </style:style>
    <style:style style:name="P20" style:family="paragraph" style:parent-style-name="Standard">
      <style:paragraph-properties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rame1" text:anchor-type="paragraph" svg:x="20mm" svg:y="4.99mm" svg:width="185mm" svg:height="271.99mm" draw:z-index="2"><draw:text-box><table:table table:name="Table1" table:style-name="Table1"><table:table-column table:style-name="Table1.A"/><table:table-column table:style-name="Table1.B" table:number-columns-repeated="5"/><table:table-column table:style-name="Table1.G" table:number-columns-repeated="2"/><table:table-column table:style-name="Table1.I"/><table:table-column table:style-name="Table1.J"/><table:table-row table:style-name="Table1.1"><table:table-cell table:style-name="Table1.A1" table:number-columns-spanned="10" office:value-type="string"><text:p text:style-name="P1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2"><table:table-cell table:style-name="Table1.A1" table:number-columns-spanned="5" office:value-type="string"><text:p text:style-name="P2">Номера листов (страниц)</text:p></table:table-cell><table:covered-table-cell/><table:covered-table-cell/><table:covered-table-cell/><table:covered-table-cell/><table:table-cell table:style-name="Table1.F2" table:number-rows-spanned="2" office:value-type="string"><text:p text:style-name="P3"><text:span text:style-name="T1">Всего листов</text:span> <text:span text:style-name="T2">(страниц)</text:span> <text:span text:style-name="T1">в докум.</text:span> </text:p></table:table-cell><table:table-cell table:style-name="Table1.F2" table:number-rows-spanned="2" office:value-type="string"><text:p text:style-name="P4">№</text:p><text:p text:style-name="P4">докумен-</text:p><text:p text:style-name="P4">та</text:p></table:table-cell><table:table-cell table:style-name="Table1.F2" table:number-rows-spanned="2" office:value-type="string"><text:p text:style-name="P5">Входящий</text:p><text:p text:style-name="P5">№ сопрово-</text:p><text:p text:style-name="P5">дительно-</text:p><text:p text:style-name="P5">го докум.</text:p><text:p text:style-name="P5">и дата</text:p></table:table-cell><table:table-cell table:style-name="Table1.F2" table:number-rows-spanned="2" office:value-type="string"><text:p text:style-name="P6">Подп.</text:p></table:table-cell><table:table-cell table:style-name="Table1.F2" table:number-rows-spanned="2" office:value-type="string"><text:p text:style-name="P7">Да-</text:p><text:p text:style-name="P7">та</text:p></table:table-cell></table:table-row><table:table-row table:style-name="Table1.3"><table:table-cell table:style-name="Table1.A1" office:value-type="string"><text:p text:style-name="P8">Изм.</text:p></table:table-cell><table:table-cell table:style-name="Table1.F2" office:value-type="string"><text:p text:style-name="P20">изменен-</text:p><text:p text:style-name="P20">ных</text:p></table:table-cell><table:table-cell table:style-name="Table1.F2" office:value-type="string"><text:p text:style-name="P20">заменен-</text:p><text:p text:style-name="P20">ных</text:p></table:table-cell><table:table-cell table:style-name="Table1.F2" office:value-type="string"><text:p text:style-name="P20">новых</text:p></table:table-cell><table:table-cell table:style-name="Table1.F2" office:value-type="string"><text:p text:style-name="P20">аннули-</text:p><text:p text:style-name="P20">рован-</text:p><text:p text:style-name="P20">ных</text:p></table:table-cell><table:covered-table-cell/><table:covered-table-cell/><table:covered-table-cell/><table:covered-table-cell/><table:covered-table-cell/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/table:table-row></table:table><text:p text:style-name="P19"/></draw:text-box></draw:frame><draw:frame draw:style-name="fr2" draw:name="Frame2" text:anchor-type="paragraph" svg:x="20mm" svg:y="277mm" svg:width="185mm" svg:height="14.99mm" draw:z-index="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F1" table:number-rows-spanned="4" office:value-type="string"><text:p text:style-name="P15">#5:1</text:p></table:table-cell><table:table-cell table:style-name="Table2.G1" table:number-rows-spanned="2" office:value-type="string"><text:p text:style-name="P11">Лист</text:p></table:table-cell></table:table-row><table:table-row table:style-name="Table2.2"><table:table-cell table:style-name="Table2.A2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4">#5:2</text:p></table:table-cell></table:table-row><table:table-row table:style-name="Table2.1"><table:table-cell table:style-name="Table2.A4" office:value-type="string"><text:p text:style-name="P16">Изм.</text:p></table:table-cell><table:table-cell table:style-name="Table2.F1" office:value-type="string"><text:p text:style-name="P16">Лист</text:p></table:table-cell><table:table-cell table:style-name="Table2.F1" office:value-type="string"><text:p text:style-name="P17">№ докум.</text:p></table:table-cell><table:table-cell table:style-name="Table2.F1" office:value-type="string"><text:p text:style-name="P16">Подп.</text:p></table:table-cell><table:table-cell table:style-name="Table2.F1" office:value-type="string"><text:p text:style-name="P16">Дата</text:p></table:table-cell><table:covered-table-cell/><table:covered-table-cell/></table:table-row></table:table><text:p text:style-name="Frame_20_contents"/></draw:text-box></draw:frame><draw:frame draw:style-name="fr3" draw:name="Frame3" text:anchor-type="paragraph" svg:x="8.01mm" svg:y="147mm" svg:width="11.99mm" svg:height="144.99mm" draw:z-index="0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2">Подп. дата</text:p></table:table-cell><table:table-cell table:style-name="Table3.B1" office:value-type="string"><text:p text:style-name="P13"/></table:table-cell></table:table-row><table:table-row table:style-name="Table3.2"><table:table-cell table:style-name="Table3.A1" office:value-type="string"><text:p text:style-name="P12">Инв. № дубл.</text:p></table:table-cell><table:table-cell table:style-name="Table3.B1" office:value-type="string"><text:p text:style-name="P13"/></table:table-cell></table:table-row><table:table-row table:style-name="Table3.2"><table:table-cell table:style-name="Table3.A1" office:value-type="string"><text:p text:style-name="P12">Взам. инв. №</text:p></table:table-cell><table:table-cell table:style-name="Table3.B1" office:value-type="string"><text:p text:style-name="P13"/></table:table-cell></table:table-row><table:table-row table:style-name="Table3.4"><table:table-cell table:style-name="Table3.A1" office:value-type="string"><text:p text:style-name="P12">Подп. и дата</text:p></table:table-cell><table:table-cell table:style-name="Table3.B1" office:value-type="string"><text:p text:style-name="P13"/></table:table-cell></table:table-row><table:table-row table:style-name="Table3.2"><table:table-cell table:style-name="Table3.A5" office:value-type="string"><text:p text:style-name="P12">Инв. № подл.</text:p></table:table-cell><table:table-cell table:style-name="Table3.B5" office:value-type="string"><text:p text:style-name="P13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51:55.493297203</meta:creation-date>
    <meta:editing-duration>PT14S</meta:editing-duration>
    <meta:editing-cycles>2</meta:editing-cycles>
    <meta:generator>LibreOffice/6.0.2.1.0$Linux_X86_64 LibreOffice_project/00m0$Build-1</meta:generator>
    <dc:date>2018-03-14T10:51:57.347725820</dc:date>
    <meta:document-statistic meta:table-count="3" meta:image-count="0" meta:object-count="0" meta:page-count="1" meta:paragraph-count="36" meta:word-count="57" meta:character-count="286" meta:non-whitespace-character-count="264"/>
  </office:meta>
</office:document-meta>
</file>